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4E000001C43C0A7689.jpg"/>
  <manifest:file-entry manifest:media-type="image/jpeg" manifest:full-path="Pictures/10000000000002840000021005269D7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5.2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9.65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494cm" svg:height="8.636cm" svg:x="24.384cm" svg:y="9.652cm">
          <draw:image xlink:href="Pictures/10000000000002840000021005269D70.jpg" xlink:type="simple" xlink:show="embed" xlink:actuate="onLoad">
            <text:p/>
          </draw:image>
        </draw:frame>
        <draw:frame draw:style-name="gr1" draw:text-style-name="P1" draw:layer="layout" svg:width="13.716cm" svg:height="8.382cm" svg:x="3.048cm" svg:y="9.906cm">
          <draw:image xlink:href="Pictures/100000000000024E000001C43C0A7689.jpg" xlink:type="simple" xlink:show="embed" xlink:actuate="onLoad">
            <text:p/>
          </draw:image>
        </draw:frame>
        <draw:frame draw:style-name="gr2" draw:text-style-name="P2" draw:layer="layout" svg:width="15.779cm" svg:height="3.723cm" draw:transform="rotate (-0.00453785605637094) translate (24.353cm 5.334cm)">
          <draw:text-box>
            <text:p text:style-name="P2"><text:span text:style-name="T1">y=1 </text:span></text:p>
            <text:p text:style-name="P2"><text:span text:style-name="T1">(“Crossing”)</text:span></text:p>
          </draw:text-box>
        </draw:frame>
        <draw:frame draw:style-name="gr3" draw:text-style-name="P2" draw:layer="layout" svg:width="11.422cm" svg:height="3.723cm" draw:transform="rotate (-0.00453785605637094) translate (2.802cm 5.369cm)">
          <draw:text-box>
            <text:p text:style-name="P2"><text:span text:style-name="T1">y=-1 </text:span></text:p>
            <text:p text:style-name="P2"><text:span text:style-name="T1">(“No Crossing”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3.72cm" svg:x="1cm" svg:y="4.412cm"/>
      <draw:page-thumbnail draw:layer="backgroundobjects" svg:width="8.999cm" svg:height="3.72cm" svg:x="1cm" svg:y="12.988cm"/>
      <draw:page-thumbnail draw:layer="backgroundobjects" svg:width="8.999cm" svg:height="3.72cm" svg:x="1cm" svg:y="21.564cm"/>
      <draw:page-thumbnail draw:layer="backgroundobjects" svg:width="8.999cm" svg:height="3.72cm" svg:x="11cm" svg:y="4.412cm"/>
      <draw:page-thumbnail draw:layer="backgroundobjects" svg:width="8.999cm" svg:height="3.72cm" svg:x="11cm" svg:y="12.988cm"/>
      <draw:page-thumbnail draw:layer="backgroundobjects" svg:width="8.999cm" svg:height="3.72cm" svg:x="11cm" svg:y="21.564cm"/>
    </style:handout-master>
    <style:master-page style:name="Default" style:page-layout-name="PM1" draw:style-name="Mdp1">
      <draw:frame presentation:style-name="Default-title" draw:layer="backgroundobjects" svg:width="45.733cm" svg:height="3.506cm" svg:x="2.54cm" svg:y="0.837cm" presentation:class="title" presentation:placeholder="true">
        <draw:text-box/>
      </draw:frame>
      <draw:frame presentation:style-name="Default-outline1" draw:layer="backgroundobjects" svg:width="45.733cm" svg:height="13.859cm" svg:x="2.54cm" svg:y="4.914cm" presentation:class="outline" presentation:placeholder="true">
        <draw:text-box/>
      </draw:frame>
      <draw:frame presentation:style-name="Mpr1" draw:text-style-name="MP1" draw:layer="backgroundobjects" svg:width="11.838cm" svg:height="1.448cm" svg:x="2.5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6.107cm" svg:height="1.448cm" svg:x="17.379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1.838cm" svg:height="1.448cm" svg:x="36.43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Jung</meta:initial-creator>
    <meta:creation-date>2019-12-06T10:40:53</meta:creation-date>
    <meta:editing-duration>PT23M45S</meta:editing-duration>
    <meta:editing-cycles>3</meta:editing-cycles>
    <dc:date>2019-12-06T11:04:35</dc:date>
    <dc:creator>Alexander Jung</dc:creator>
    <meta:generator>OpenOffice/4.1.7$Unix OpenOffice.org_project/417m1$Build-9800</meta:generator>
    <meta:document-statistic meta:object-count="27"/>
  </office:meta>
</office:document-meta>
</file>